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690000008BBC7429DE.jpg" manifest:media-type="image/jpeg"/>
  <manifest:file-entry manifest:full-path="Pictures/10000000000001660000007925DE30D0.jpg" manifest:media-type="image/jpeg"/>
  <manifest:file-entry manifest:full-path="Pictures/10000000000000C8000000C853FEA75D.jpg" manifest:media-type="image/jpeg"/>
  <manifest:file-entry manifest:full-path="Pictures/100000000000030C0000007777575830.gif" manifest:media-type="image/gif"/>
  <manifest:file-entry manifest:full-path="Pictures/10000000000000E2000000DFC8C670FA.jpg" manifest:media-type="image/jpeg"/>
  <manifest:file-entry manifest:full-path="Pictures/10000000000000F00000008A9906538A.jpg" manifest:media-type="image/jpeg"/>
  <manifest:file-entry manifest:full-path="Pictures/1000000000000103000000C2ADB3C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5c8526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0.637cm" svg:height="3.148cm" svg:x="14.037cm" svg:y="0.662cm">
          <draw:image xlink:href="Pictures/100000000000030C0000007777575830.gif" xlink:type="simple" xlink:show="embed" xlink:actuate="onLoad">
            <text:p/>
          </draw:image>
        </draw:frame>
        <draw:frame draw:style-name="gr1" draw:text-style-name="P1" draw:layer="layout" svg:width="4.529cm" svg:height="4.572cm" svg:x="15.748cm" svg:y="9.906cm">
          <draw:image xlink:href="Pictures/10000000000000C8000000C853FEA75D.jpg" xlink:type="simple" xlink:show="embed" xlink:actuate="onLoad">
            <text:p/>
          </draw:image>
        </draw:frame>
        <draw:frame draw:style-name="gr1" draw:text-style-name="P1" draw:layer="layout" svg:width="3.693cm" svg:height="3.81cm" svg:x="6.604cm" svg:y="6.096cm">
          <draw:image xlink:href="Pictures/10000000000000E2000000DFC8C670FA.jpg" xlink:type="simple" xlink:show="embed" xlink:actuate="onLoad">
            <text:p/>
          </draw:image>
        </draw:frame>
        <draw:frame draw:style-name="gr1" draw:text-style-name="P1" draw:layer="layout" svg:width="9.55cm" svg:height="3.677cm" svg:x="4.166cm" svg:y="0.762cm">
          <draw:image xlink:href="Pictures/10000000000001690000008BBC7429DE.jpg" xlink:type="simple" xlink:show="embed" xlink:actuate="onLoad">
            <text:p/>
          </draw:image>
        </draw:frame>
        <draw:frame draw:style-name="gr1" draw:text-style-name="P1" draw:layer="layout" svg:width="6.349cm" svg:height="3.65cm" svg:x="0.508cm" svg:y="16.162cm">
          <draw:image xlink:href="Pictures/10000000000000F00000008A9906538A.jpg" xlink:type="simple" xlink:show="embed" xlink:actuate="onLoad">
            <text:p/>
          </draw:image>
        </draw:frame>
        <draw:frame draw:style-name="gr1" draw:text-style-name="P1" draw:layer="layout" svg:width="7.62cm" svg:height="5.334cm" svg:x="13.97cm" svg:y="16.256cm">
          <draw:image xlink:href="Pictures/1000000000000103000000C2ADB3C7F4.jpg" xlink:type="simple" xlink:show="embed" xlink:actuate="onLoad">
            <text:p/>
          </draw:image>
        </draw:frame>
        <draw:frame draw:style-name="gr1" draw:text-style-name="P1" draw:layer="layout" svg:width="5.425cm" svg:height="1.638cm" svg:x="15.403cm" svg:y="5.728cm">
          <draw:image xlink:href="Pictures/10000000000001660000007925DE30D0.jpg" xlink:type="simple" xlink:show="embed" xlink:actuate="onLoad">
            <text:p/>
          </draw:image>
        </draw:frame>
        <draw:line draw:style-name="gr2" draw:text-style-name="P1" draw:layer="layout" svg:x1="17.78cm" svg:y1="18.542cm" svg:x2="17.78cm" svg:y2="13.97cm">
          <text:p/>
        </draw:line>
        <draw:line draw:style-name="gr2" draw:text-style-name="P1" draw:layer="layout" svg:x1="17.78cm" svg:y1="10.668cm" svg:x2="17.78cm" svg:y2="6.858cm">
          <text:p/>
        </draw:line>
        <draw:line draw:style-name="gr2" draw:text-style-name="P1" draw:layer="layout" svg:x1="17.78cm" svg:y1="6.096cm" svg:x2="17.78cm" svg:y2="3.048cm">
          <text:p/>
        </draw:line>
        <draw:line draw:style-name="gr2" draw:text-style-name="P1" draw:layer="layout" svg:x1="16.256cm" svg:y1="11.43cm" svg:x2="9.906cm" svg:y2="8.636cm">
          <text:p/>
        </draw:line>
        <draw:line draw:style-name="gr2" draw:text-style-name="P1" draw:layer="layout" svg:x1="6.858cm" svg:y1="8.128cm" svg:x2="7.112cm" svg:y2="3.556cm">
          <text:p/>
        </draw:line>
        <draw:custom-shape draw:style-name="gr3" draw:text-style-name="P1" draw:layer="layout" svg:width="4.826cm" svg:height="1.524cm" svg:x="21.336cm" svg:y="16.256cm">
          <text:p text:style-name="P1">Servidor local</text:p>
          <draw:enhanced-geometry svg:viewBox="0 0 21600 21600" draw:text-areas="800 800 20800 20800" draw:type="round-rectangular-callout" draw:modifiers="-4286.88626476072 3930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08cm" svg:height="1.778cm" svg:x="21.336cm" svg:y="9.398cm">
          <text:p text:style-name="P1">Ferramenta </text:p>
          <text:p text:style-name="P1">desenvolvimento</text:p>
          <draw:enhanced-geometry svg:viewBox="0 0 21600 21600" draw:text-areas="800 800 20800 20800" draw:type="round-rectangular-callout" draw:modifiers="-4072.58413698091 33693.0860033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21.082cm" svg:y="4.318cm">
          <text:p text:style-name="P1">Envio de arquivos </text:p>
          <text:p text:style-name="P1">ao servidor</text:p>
          <draw:enhanced-geometry svg:viewBox="0 0 21600 21600" draw:text-areas="800 800 20800 20800" draw:type="round-rectangular-callout" draw:modifiers="-3878.68791002812 33693.08600337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26cm" svg:height="1.524cm" svg:x="22.606cm" svg:y="1.524cm">
          <text:p text:style-name="P1">Servidor online</text:p>
          <draw:enhanced-geometry svg:viewBox="0 0 21600 21600" draw:text-areas="800 800 20800 20800" draw:type="round-rectangular-callout" draw:modifiers="-9594.03356121815 12294.2950819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5.334cm" svg:height="1.778cm" svg:x="0.508cm" svg:y="8.636cm">
          <text:p text:style-name="P1">Envio de arquivos </text:p>
          <text:p text:style-name="P1">ao git</text:p>
          <draw:enhanced-geometry svg:viewBox="0 0 21600 21600" draw:text-areas="800 800 20800 20800" draw:type="round-rectangular-callout" draw:modifiers="29891.808809747 12372.3440134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" draw:layer="layout" svg:width="2.999cm" svg:height="1.016cm" draw:transform="rotate (-0.423242343608625) translate (12.609cm 8.764cm)">
          <text:p text:style-name="P1">plugin</text:p>
          <draw:enhanced-geometry svg:viewBox="0 0 21600 21600" draw:mirror-horizontal="false" draw:type="line-callout-1" draw:modifiers="-8683.2 9812.38938053098 -1800 11766.37168141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1" draw:layer="layout" svg:width="4.826cm" svg:height="1.524cm" svg:x="0cm" svg:y="2.915cm">
          <text:p text:style-name="P1">Repositorio git</text:p>
          <draw:enhanced-geometry svg:viewBox="0 0 21600 21600" draw:text-areas="800 800 20800 20800" draw:type="round-rectangular-callout" draw:modifiers="21604.4748290864 -16302.6885245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4.826cm" svg:height="1.524cm" svg:x="0.508cm" svg:y="14.224cm">
          <text:p text:style-name="P1">Gerenciador</text:p>
          <text:p text:style-name="P1">de tarefas</text:p>
          <draw:enhanced-geometry svg:viewBox="0 0 21600 21600" draw:text-areas="800 800 20800 20800" draw:type="round-rectangular-callout" draw:modifiers="26598.3840894966 31273.96721311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rnando </meta:initial-creator>
    <meta:creation-date>2014-04-10T09:18:42</meta:creation-date>
    <dc:date>2014-04-10T10:55:58</dc:date>
    <dc:creator>Fernando </dc:creator>
    <meta:editing-duration>PT5M54S</meta:editing-duration>
    <meta:editing-cycles>1</meta:editing-cycles>
    <meta:document-statistic meta:object-count="43"/>
    <meta:generator>LibreOffice/3.5$Linux_X86_64 LibreOffice_project/350m1$Build-2</meta:generator>
  </office:meta>
</office:document-meta>
</file>